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e0b" officeooo:paragraph-rsid="0019de0b"/>
    </style:style>
    <style:style style:name="P2" style:family="paragraph" style:parent-style-name="Standard">
      <style:text-properties officeooo:paragraph-rsid="0019de0b"/>
    </style:style>
    <style:style style:name="P3" style:family="paragraph" style:parent-style-name="Standard">
      <style:text-properties officeooo:paragraph-rsid="001a922c"/>
    </style:style>
    <style:style style:name="P4" style:family="paragraph" style:parent-style-name="Standard">
      <style:paragraph-properties fo:text-align="center" style:justify-single-word="false"/>
      <style:text-properties fo:font-size="18pt" officeooo:rsid="001a922c" officeooo:paragraph-rsid="001a922c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officeooo:paragraph-rsid="001a922c"/>
    </style:style>
    <style:style style:name="P6" style:family="paragraph" style:parent-style-name="Standard">
      <style:paragraph-properties fo:text-align="start" style:justify-single-word="false"/>
      <style:text-properties officeooo:paragraph-rsid="001a922c"/>
    </style:style>
    <style:style style:name="P7" style:family="paragraph" style:parent-style-name="Standard">
      <style:text-properties officeooo:paragraph-rsid="001bb21c"/>
    </style:style>
    <style:style style:name="P8" style:family="paragraph" style:parent-style-name="Standard">
      <style:text-properties style:font-name="Liberation Serif" fo:font-size="12pt" officeooo:rsid="001bb21c" officeooo:paragraph-rsid="001bb21c" style:font-size-asian="12pt" style:font-size-complex="12pt"/>
    </style:style>
    <style:style style:name="P9" style:family="paragraph" style:parent-style-name="Standard">
      <style:text-properties style:font-name="Liberation Serif" officeooo:rsid="001a922c" officeooo:paragraph-rsid="001a922c"/>
    </style:style>
    <style:style style:name="P10" style:family="paragraph" style:parent-style-name="Standard">
      <style:text-properties style:font-name="Liberation Serif" officeooo:paragraph-rsid="001a922c"/>
    </style:style>
    <style:style style:name="P11" style:family="paragraph" style:parent-style-name="Standard">
      <style:text-properties style:font-name="Liberation Serif" officeooo:rsid="0019de0b" officeooo:paragraph-rsid="0019de0b"/>
    </style:style>
    <style:style style:name="P12" style:family="paragraph" style:parent-style-name="Standard">
      <style:text-properties style:font-name="Liberation Serif" officeooo:paragraph-rsid="0019de0b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8pt" officeooo:rsid="00593ca7" officeooo:paragraph-rsid="00593ca7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officeooo:rsid="0062def1" officeooo:paragraph-rsid="0062def1"/>
    </style:style>
    <style:style style:name="P15" style:family="paragraph" style:parent-style-name="Standard">
      <style:paragraph-properties fo:text-align="start" style:justify-single-word="false"/>
      <style:text-properties fo:font-style="italic" officeooo:paragraph-rsid="001a922c"/>
    </style:style>
    <style:style style:name="P16" style:family="paragraph" style:parent-style-name="Preformatted_20_Text">
      <style:paragraph-properties fo:text-align="start" style:justify-single-word="false"/>
      <style:text-properties fo:font-size="12pt" officeooo:rsid="00208048" officeooo:paragraph-rsid="00208048" style:font-size-asian="10.5pt" style:font-size-complex="12pt"/>
    </style:style>
    <style:style style:name="P17" style:family="paragraph" style:parent-style-name="Preformatted_20_Text">
      <style:text-properties style:font-name="Liberation Serif" fo:font-size="12pt" officeooo:rsid="001bb21c" officeooo:paragraph-rsid="001bb21c" style:font-size-asian="12pt" style:font-size-complex="12pt"/>
    </style:style>
    <style:style style:name="P18" style:family="paragraph" style:parent-style-name="Preformatted_20_Text">
      <style:paragraph-properties fo:text-align="center" style:justify-single-word="false"/>
      <style:text-properties style:font-name="Liberation Serif" fo:font-size="12pt" officeooo:rsid="001bb21c" officeooo:paragraph-rsid="001d1d93" style:font-size-asian="12pt" style:font-size-complex="12pt"/>
    </style:style>
    <style:style style:name="P19" style:family="paragraph" style:parent-style-name="Preformatted_20_Text">
      <style:paragraph-properties fo:text-align="center" style:justify-single-word="false"/>
      <style:text-properties style:font-name="Liberation Serif" fo:font-size="12pt" officeooo:rsid="001bb21c" officeooo:paragraph-rsid="00205525" style:font-size-asian="12pt" style:font-size-complex="12pt"/>
    </style:style>
    <style:style style:name="P20" style:family="paragraph" style:parent-style-name="Preformatted_20_Text">
      <style:paragraph-properties fo:text-align="start" style:justify-single-word="false"/>
      <style:text-properties style:font-name="Liberation Serif" fo:font-size="12pt" officeooo:rsid="001bb21c" officeooo:paragraph-rsid="001d1d93" style:font-size-asian="12pt" style:font-size-complex="12pt"/>
    </style:style>
    <style:style style:name="P21" style:family="paragraph" style:parent-style-name="Preformatted_20_Text">
      <style:paragraph-properties fo:text-align="start" style:justify-single-word="false"/>
      <style:text-properties style:font-name="Liberation Serif" fo:font-size="12pt" officeooo:rsid="001bb21c" officeooo:paragraph-rsid="001f166e" style:font-size-asian="12pt" style:font-size-complex="12pt"/>
    </style:style>
    <style:style style:name="P22" style:family="paragraph" style:parent-style-name="Preformatted_20_Text">
      <style:paragraph-properties fo:text-align="start" style:justify-single-word="false"/>
      <style:text-properties style:font-name="Liberation Serif" fo:font-size="12pt" officeooo:rsid="001bb21c" officeooo:paragraph-rsid="00205525" style:font-size-asian="12pt" style:font-size-complex="12pt"/>
    </style:style>
    <style:style style:name="P23" style:family="paragraph" style:parent-style-name="Preformatted_20_Text">
      <style:paragraph-properties fo:text-align="start" style:justify-single-word="false"/>
      <style:text-properties style:font-name="Liberation Serif" fo:font-size="12pt" officeooo:rsid="001bb21c" officeooo:paragraph-rsid="00297122" style:font-size-asian="12pt" style:font-size-complex="12pt"/>
    </style:style>
    <style:style style:name="P24" style:family="paragraph" style:parent-style-name="Preformatted_20_Text">
      <style:paragraph-properties fo:text-align="start" style:justify-single-word="false"/>
      <style:text-properties style:font-name="Liberation Serif" fo:font-size="12pt" officeooo:rsid="001f166e" officeooo:paragraph-rsid="001f166e" style:font-size-asian="12pt" style:font-size-complex="12pt"/>
    </style:style>
    <style:style style:name="P25" style:family="paragraph" style:parent-style-name="Preformatted_20_Text">
      <style:paragraph-properties fo:text-align="start" style:justify-single-word="false"/>
      <style:text-properties style:font-name="Liberation Serif" fo:font-size="12pt" officeooo:rsid="00205525" officeooo:paragraph-rsid="00205525" style:font-size-asian="12pt" style:font-size-complex="12pt"/>
    </style:style>
    <style:style style:name="P26" style:family="paragraph" style:parent-style-name="Preformatted_20_Text">
      <style:paragraph-properties fo:text-align="start" style:justify-single-word="false"/>
      <style:text-properties style:font-name="Liberation Serif" fo:font-size="12pt" officeooo:rsid="00205525" officeooo:paragraph-rsid="0026053e" style:font-size-asian="12pt" style:font-size-complex="12pt"/>
    </style:style>
    <style:style style:name="P27" style:family="paragraph" style:parent-style-name="Preformatted_20_Text">
      <style:paragraph-properties fo:text-align="start" style:justify-single-word="false"/>
      <style:text-properties style:font-name="Liberation Serif" fo:font-size="12pt" officeooo:rsid="00208048" officeooo:paragraph-rsid="00208048" style:font-size-asian="12pt" style:font-size-complex="12pt"/>
    </style:style>
    <style:style style:name="P28" style:family="paragraph" style:parent-style-name="Preformatted_20_Text">
      <style:paragraph-properties fo:text-align="start" style:justify-single-word="false"/>
      <style:text-properties style:font-name="Liberation Serif" fo:font-size="12pt" officeooo:rsid="0021b595" officeooo:paragraph-rsid="0021b595" style:font-size-asian="12pt" style:font-size-complex="12pt"/>
    </style:style>
    <style:style style:name="P29" style:family="paragraph" style:parent-style-name="Preformatted_20_Text">
      <style:paragraph-properties fo:text-align="start" style:justify-single-word="false"/>
      <style:text-properties style:font-name="Liberation Serif" fo:font-size="12pt" officeooo:rsid="0023a4fb" officeooo:paragraph-rsid="0023a4fb" style:font-size-asian="12pt" style:font-size-complex="12pt"/>
    </style:style>
    <style:style style:name="P30" style:family="paragraph" style:parent-style-name="Preformatted_20_Text">
      <style:paragraph-properties fo:text-align="start" style:justify-single-word="false"/>
      <style:text-properties style:font-name="Liberation Serif" fo:font-size="12pt" officeooo:rsid="0023a4fb" officeooo:paragraph-rsid="00297122" style:font-size-asian="12pt" style:font-size-complex="12pt"/>
    </style:style>
    <style:style style:name="P31" style:family="paragraph" style:parent-style-name="Preformatted_20_Text">
      <style:paragraph-properties fo:text-align="start" style:justify-single-word="false"/>
      <style:text-properties style:font-name="Liberation Serif" fo:font-size="12pt" officeooo:rsid="00241aa1" officeooo:paragraph-rsid="00241aa1" style:font-size-asian="12pt" style:font-size-complex="12pt"/>
    </style:style>
    <style:style style:name="P32" style:family="paragraph" style:parent-style-name="Preformatted_20_Text">
      <style:paragraph-properties fo:text-align="start" style:justify-single-word="false"/>
      <style:text-properties style:font-name="Liberation Serif" fo:font-size="12pt" officeooo:rsid="00241aa1" officeooo:paragraph-rsid="00297122" style:font-size-asian="12pt" style:font-size-complex="12pt"/>
    </style:style>
    <style:style style:name="P33" style:family="paragraph" style:parent-style-name="Preformatted_20_Text">
      <style:paragraph-properties fo:text-align="start" style:justify-single-word="false"/>
      <style:text-properties style:font-name="Liberation Serif" fo:font-size="12pt" officeooo:rsid="0024dd0b" officeooo:paragraph-rsid="0024dd0b" style:font-size-asian="12pt" style:font-size-complex="12pt"/>
    </style:style>
    <style:style style:name="P34" style:family="paragraph" style:parent-style-name="Preformatted_20_Text">
      <style:paragraph-properties fo:text-align="start" style:justify-single-word="false"/>
      <style:text-properties style:font-name="Liberation Serif" fo:font-size="12pt" officeooo:rsid="0024dd0b" officeooo:paragraph-rsid="00297122" style:font-size-asian="12pt" style:font-size-complex="12pt"/>
    </style:style>
    <style:style style:name="P35" style:family="paragraph" style:parent-style-name="Preformatted_20_Text">
      <style:paragraph-properties fo:text-align="start" style:justify-single-word="false"/>
      <style:text-properties style:font-name="Liberation Serif" fo:font-size="12pt" officeooo:rsid="0027d47f" officeooo:paragraph-rsid="0027d47f" style:font-size-asian="12pt" style:font-size-complex="12pt"/>
    </style:style>
    <style:style style:name="P36" style:family="paragraph" style:parent-style-name="Preformatted_20_Text">
      <style:paragraph-properties fo:text-align="start" style:justify-single-word="false"/>
      <style:text-properties style:font-name="Liberation Serif" fo:font-size="12pt" officeooo:rsid="00297122" officeooo:paragraph-rsid="00297122" style:font-size-asian="12pt" style:font-size-complex="12pt"/>
    </style:style>
    <style:style style:name="P37" style:family="paragraph" style:parent-style-name="Preformatted_20_Text">
      <style:paragraph-properties fo:text-align="start" style:justify-single-word="false"/>
      <style:text-properties style:font-name="Liberation Serif" fo:font-size="12pt" officeooo:rsid="00297122" officeooo:paragraph-rsid="002a6ee6" style:font-size-asian="12pt" style:font-size-complex="12pt"/>
    </style:style>
    <style:style style:name="P38" style:family="paragraph" style:parent-style-name="Preformatted_20_Text">
      <style:paragraph-properties fo:text-align="start" style:justify-single-word="false"/>
      <style:text-properties style:font-name="Liberation Serif" fo:font-size="12pt" officeooo:rsid="002a6ee6" officeooo:paragraph-rsid="002a6ee6" style:font-size-asian="12pt" style:font-size-complex="12pt"/>
    </style:style>
    <style:style style:name="P39" style:family="paragraph" style:parent-style-name="Preformatted_20_Text">
      <style:paragraph-properties fo:text-align="start" style:justify-single-word="false"/>
      <style:text-properties style:font-name="Liberation Serif" fo:font-size="12pt" officeooo:rsid="00619567" officeooo:paragraph-rsid="00619567" style:font-size-asian="12pt" style:font-size-complex="12pt"/>
    </style:style>
    <style:style style:name="P40" style:family="paragraph" style:parent-style-name="Preformatted_20_Text">
      <style:paragraph-properties fo:text-align="start" style:justify-single-word="false"/>
      <style:text-properties style:font-name="Liberation Serif" fo:font-size="12pt" officeooo:rsid="00208048" officeooo:paragraph-rsid="00208048" style:font-size-asian="10.5pt" style:font-size-complex="12pt"/>
    </style:style>
    <style:style style:name="P41" style:family="paragraph" style:parent-style-name="Preformatted_20_Text">
      <style:paragraph-properties fo:text-align="center" style:justify-single-word="false"/>
      <style:text-properties style:font-name="Liberation Serif" fo:font-size="18pt" officeooo:rsid="00233521" officeooo:paragraph-rsid="00233521" style:font-size-asian="18pt" style:font-size-complex="18pt"/>
    </style:style>
    <style:style style:name="P42" style:family="paragraph" style:parent-style-name="Preformatted_20_Text">
      <style:paragraph-properties fo:text-align="center" style:justify-single-word="false"/>
      <style:text-properties style:font-name="Liberation Serif" fo:font-size="18pt" officeooo:rsid="0027d47f" officeooo:paragraph-rsid="0027d47f" style:font-size-asian="18pt" style:font-size-complex="18pt"/>
    </style:style>
    <style:style style:name="P43" style:family="paragraph" style:parent-style-name="Preformatted_20_Text">
      <style:paragraph-properties fo:text-align="center" style:justify-single-word="false"/>
    </style:style>
    <style:style style:name="P44" style:family="paragraph" style:parent-style-name="Preformatted_20_Text">
      <style:paragraph-properties fo:text-align="center" style:justify-single-word="false"/>
      <style:text-properties fo:color="#000000" fo:font-size="18pt" style:font-size-asian="18pt" style:font-size-complex="18pt"/>
    </style:style>
    <style:style style:name="P45" style:family="paragraph" style:parent-style-name="Preformatted_20_Text">
      <style:paragraph-properties fo:text-align="start" style:justify-single-word="false"/>
      <style:text-properties fo:color="#000000" fo:font-size="12pt" officeooo:rsid="00208048" officeooo:paragraph-rsid="00208048" style:font-size-asian="10.5pt" style:font-size-complex="12pt"/>
    </style:style>
    <style:style style:name="P46" style:family="paragraph" style:parent-style-name="Preformatted_20_Text">
      <style:paragraph-properties fo:text-align="start" style:justify-single-word="false"/>
      <style:text-properties officeooo:paragraph-rsid="002a6ee6"/>
    </style:style>
    <style:style style:name="P47" style:family="paragraph" style:parent-style-name="Preformatted_20_Text">
      <style:paragraph-properties fo:text-align="start" style:justify-single-word="false"/>
      <style:text-properties officeooo:rsid="00619567" officeooo:paragraph-rsid="00619567"/>
    </style:style>
    <style:style style:name="P48" style:family="paragraph" style:parent-style-name="Preformatted_20_Text">
      <style:paragraph-properties fo:text-align="start" style:justify-single-word="false"/>
      <style:text-properties officeooo:rsid="0062def1" officeooo:paragraph-rsid="0062def1"/>
    </style:style>
    <style:style style:name="P49" style:family="paragraph" style:parent-style-name="Standard">
      <style:paragraph-properties fo:margin-top="0cm" fo:margin-bottom="0.499cm" style:contextual-spacing="false"/>
    </style:style>
    <style:style style:name="P50" style:family="paragraph" style:parent-style-name="Text_20_body">
      <style:paragraph-properties fo:margin-top="0cm" fo:margin-bottom="0.499cm" style:contextual-spacing="false"/>
    </style:style>
    <style:style style:name="P51" style:family="paragraph" style:parent-style-name="Preformatted_20_Text">
      <style:paragraph-properties fo:margin-top="0cm" fo:margin-bottom="0.499cm" style:contextual-spacing="false"/>
    </style:style>
    <style:style style:name="P52" style:family="paragraph" style:parent-style-name="Text_20_body">
      <style:paragraph-properties fo:text-align="start" style:justify-single-word="false"/>
      <style:text-properties officeooo:paragraph-rsid="001a922c"/>
    </style:style>
    <style:style style:name="P53" style:family="paragraph" style:parent-style-name="Text_20_body">
      <style:paragraph-properties fo:margin-left="0cm" fo:margin-right="1cm" fo:text-indent="0cm" style:auto-text-indent="false"/>
    </style:style>
    <style:style style:name="P54" style:family="paragraph" style:parent-style-name="Quotations">
      <style:paragraph-properties fo:margin-left="0cm" fo:margin-right="1cm" fo:text-indent="0cm" style:auto-text-indent="false"/>
    </style:style>
    <style:style style:name="P55" style:family="paragraph" style:parent-style-name="Quotations">
      <style:text-properties officeooo:paragraph-rsid="0059d1bf"/>
    </style:style>
    <style:style style:name="P56" style:family="paragraph" style:parent-style-name="Preformatted_20_Text">
      <style:paragraph-properties fo:background-color="transparent">
        <style:background-image/>
      </style:paragraph-properties>
    </style:style>
    <style:style style:name="P57" style:family="paragraph" style:parent-style-name="Standard">
      <style:paragraph-properties fo:text-align="start" style:justify-single-word="false"/>
      <style:text-properties officeooo:rsid="00663bfc" officeooo:paragraph-rsid="00663bfc"/>
    </style:style>
    <style:style style:name="P58" style:family="paragraph" style:parent-style-name="Standard">
      <style:paragraph-properties fo:text-align="center" style:justify-single-word="false"/>
      <style:text-properties officeooo:paragraph-rsid="001a922c"/>
    </style:style>
    <style:style style:name="P59" style:family="paragraph" style:parent-style-name="Standard">
      <style:paragraph-properties fo:text-align="start" style:justify-single-word="false"/>
      <style:text-properties officeooo:rsid="00672d7b" officeooo:paragraph-rsid="00672d7b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8pt" officeooo:rsid="001a922c" style:font-size-asian="18pt" style:font-size-complex="18pt"/>
    </style:style>
    <style:style style:name="T3" style:family="text">
      <style:text-properties style:font-name="Liberation Serif" fo:font-size="18pt" officeooo:rsid="001d1d93" style:font-size-asian="18pt" style:font-size-complex="18pt"/>
    </style:style>
    <style:style style:name="T4" style:family="text">
      <style:text-properties style:font-name="Liberation Serif" fo:font-size="18pt" officeooo:rsid="00205525" style:font-size-asian="18pt" style:font-size-complex="18pt"/>
    </style:style>
    <style:style style:name="T5" style:family="text">
      <style:text-properties style:font-name="Liberation Serif" fo:font-size="18pt" officeooo:rsid="005a88a4" style:font-size-asian="18pt" style:font-size-complex="18pt"/>
    </style:style>
    <style:style style:name="T6" style:family="text">
      <style:text-properties style:font-name="Liberation Serif" officeooo:rsid="001a922c"/>
    </style:style>
    <style:style style:name="T7" style:family="text">
      <style:text-properties style:font-name="Liberation Serif" fo:font-size="12pt" officeooo:rsid="001a922c" style:font-size-asian="10.5pt" style:font-size-complex="12pt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officeooo:rsid="001bb21c" style:font-size-asian="12pt" style:font-size-complex="12pt"/>
    </style:style>
    <style:style style:name="T10" style:family="text">
      <style:text-properties style:font-name="Liberation Serif" fo:font-size="12pt" officeooo:rsid="002a6ee6" style:font-size-asian="12pt" style:font-size-complex="12pt"/>
    </style:style>
    <style:style style:name="T11" style:family="text">
      <style:text-properties style:font-name="Liberation Serif" officeooo:rsid="001d1d93" style:font-size-asian="10.5pt"/>
    </style:style>
    <style:style style:name="T12" style:family="text">
      <style:text-properties style:font-name="Liberation Serif" officeooo:rsid="001f166e" style:font-size-asian="10.5pt"/>
    </style:style>
    <style:style style:name="T13" style:family="text">
      <style:text-properties style:font-name="Liberation Serif" officeooo:rsid="00205525" style:font-size-asian="10.5pt"/>
    </style:style>
    <style:style style:name="T14" style:family="text">
      <style:text-properties style:font-name="Liberation Serif" officeooo:rsid="001bb21c"/>
    </style:style>
    <style:style style:name="T15" style:family="text">
      <style:text-properties style:font-name="Liberation Serif" officeooo:rsid="00485686"/>
    </style:style>
    <style:style style:name="T16" style:family="text">
      <style:text-properties fo:color="#000000"/>
    </style:style>
    <style:style style:name="T17" style:family="text">
      <style:text-properties fo:color="#000000" fo:font-size="18pt" style:font-size-asian="18pt" style:font-size-complex="18pt"/>
    </style:style>
    <style:style style:name="T18" style:family="text">
      <style:text-properties fo:color="#000000" officeooo:rsid="0021b595"/>
    </style:style>
    <style:style style:name="T19" style:family="text">
      <style:text-properties officeooo:rsid="0023a4fb"/>
    </style:style>
    <style:style style:name="T20" style:family="text">
      <style:text-properties officeooo:rsid="00241aa1"/>
    </style:style>
    <style:style style:name="T21" style:family="text">
      <style:text-properties officeooo:rsid="0024dd0b"/>
    </style:style>
    <style:style style:name="T22" style:family="text">
      <style:text-properties officeooo:rsid="0026053e"/>
    </style:style>
    <style:style style:name="T23" style:family="text">
      <style:text-properties officeooo:rsid="00297122"/>
    </style:style>
    <style:style style:name="T24" style:family="text">
      <style:text-properties officeooo:rsid="002a6ee6"/>
    </style:style>
    <style:style style:name="T25" style:family="text">
      <style:text-properties officeooo:rsid="0048b36e"/>
    </style:style>
    <style:style style:name="T26" style:family="text">
      <style:text-properties fo:font-style="italic"/>
    </style:style>
    <style:style style:name="T27" style:family="text">
      <style:text-properties fo:font-style="italic" officeooo:rsid="0062bfa6"/>
    </style:style>
    <style:style style:name="T28" style:family="text">
      <style:text-properties fo:font-style="italic" officeooo:rsid="0062def1"/>
    </style:style>
    <style:style style:name="T29" style:family="text">
      <style:text-properties officeooo:rsid="0059d1bf"/>
    </style:style>
    <style:style style:name="T30" style:family="text">
      <style:text-properties style:use-window-font-color="true"/>
    </style:style>
    <style:style style:name="T31" style:family="text">
      <style:text-properties fo:font-weight="bold"/>
    </style:style>
    <style:style style:name="T32" style:family="text">
      <style:text-properties officeooo:rsid="006369f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Установка S<text:span text:style-name="T25">y</text:span>mfony2</text:p>
      <text:p text:style-name="P9">Заходим в созданную заранее директорию виртуального сервера у мня к примеру она тут (/home/user/www/symfomy) выполнив в консоли команду:</text:p>
      <text:p text:style-name="P9"/>
      <text:p text:style-name="P9">$ cd /home/user/www/symfomy</text:p>
      <text:p text:style-name="P9"/>
      <text:p text:style-name="P11">Скачиваем composer</text:p>
      <text:p text:style-name="P11">$ curl -sS https://getcomposer.org/installer | php </text:p>
      <text:p text:style-name="P11"/>
      <text:p text:style-name="P11">Перемещаем composer в директорию /usr/local/bin/composer</text:p>
      <text:p text:style-name="P11">$ sudo mv composer.phar /usr/local/bin/composer </text:p>
      <text:p text:style-name="P11"/>
      <text:p text:style-name="P11">Устанавливаем Symfony2</text:p>
      <text:p text:style-name="P12">$ composer create-project symfony/framework-standard-edition ./ "2.3.*"</text:p>
      <text:p text:style-name="P11"/>
      <text:p text:style-name="P11">На вопрос database_driver нажать «ВВОД»</text:p>
      <text:p text:style-name="P11">На вопрос database_host нажать «ВВОД»</text:p>
      <text:p text:style-name="P11">На вопрос database_port нажать «ВВОД»</text:p>
      <text:p text:style-name="P11">На вопрос database_name нажать «ВВОД»</text:p>
      <text:p text:style-name="P11">На вопрос database_user нажать «ВВОД»</text:p>
      <text:p text:style-name="P11">На вопрос database_password ввести пароль на вход в mysql</text:p>
      <text:p text:style-name="P11">На вопрос mailer_transporter нажать «ВВОД»</text:p>
      <text:p text:style-name="P11">На вопрос mailer_host нажать «ВВОД»</text:p>
      <text:p text:style-name="P11">На вопрос mailer_user нажать «ВВОД»</text:p>
      <text:p text:style-name="P11">На вопрос mailer_password нажать «ВВОД»</text:p>
      <text:p text:style-name="P11">На вопрос locale нажать «ВВОД»</text:p>
      <text:p text:style-name="P11">На вопрос secret нажать «ВВОД»</text:p>
      <text:p text:style-name="P1"/>
      <text:p text:style-name="P9">Почистить кэш</text:p>
      <text:p text:style-name="P9">$ chmod -R 777 /home/user/www/symfomy</text:p>
      <text:p text:style-name="P2"><text:span text:style-name="Source_20_Text"><text:span text:style-name="T6">$ </text:span></text:span><text:span text:style-name="Source_20_Text"><text:span text:style-name="T1">php app/console cache:clear --env=prod —no-debug</text:span></text:span></text:p>
      <text:p text:style-name="P2"><text:span text:style-name="Source_20_Text"><text:span text:style-name="T1"/></text:span></text:p>
      <text:p text:style-name="P3"><text:span text:style-name="Source_20_Text"><text:span text:style-name="T6">Ну и для верняка удалить все из:</text:span></text:span></text:p>
      <text:p text:style-name="P3"><text:span text:style-name="Source_20_Text"><text:span text:style-name="T6">/home/user/www/symfony/app/cache/</text:span></text:span></text:p>
      <text:p text:style-name="P10"/>
      <text:p text:style-name="P3"><text:span text:style-name="Source_20_Text"><text:span text:style-name="T6">Все, теперь можно зайти и посмотреть установленную Symfony2... </text:span></text:span><text:a xlink:type="simple" xlink:href="http://simfony/app_dev.php"><text:span text:style-name="Source_20_Text"><text:span text:style-name="T6">http://s</text:span></text:span></text:a><text:a xlink:type="simple" xlink:href="http://simfony/app_dev.php"><text:span text:style-name="Source_20_Text"><text:span text:style-name="T15">y</text:span></text:span></text:a><text:a xlink:type="simple" xlink:href="http://simfony/app_dev.php"><text:span text:style-name="Source_20_Text"><text:span text:style-name="T6">mfony/app_dev.php</text:span></text:span></text:a><text:span text:style-name="Source_20_Text"><text:span text:style-name="T6"> <text:s text:c="3"/>в данном примере s</text:span></text:span><text:span text:style-name="Source_20_Text"><text:span text:style-name="T15">y</text:span></text:span><text:span text:style-name="Source_20_Text"><text:span text:style-name="T6">mfony это ваш Alias в виртуальном сервере, более детально в Google...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13"><text:soft-page-break/>Установка Админки и Авторизации</text:p>
      <text:p text:style-name="P5"/>
      <text:p text:style-name="P5"/>
      <text:p text:style-name="P52">Для начала, необходимо прописать вот такие зависимости в файл <text:span text:style-name="T26">composer.json</text:span>: </text:p>
      <text:p text:style-name="Preformatted_20_Text">{</text:p>
      <text:p text:style-name="P56"><text:s text:c="4"/>.......</text:p>
      <text:p text:style-name="P56"><text:s text:c="4"/>"require": {</text:p>
      <text:p text:style-name="P56"><text:s text:c="8"/>......</text:p>
      <text:p text:style-name="P56"><text:s text:c="8"/>"friendsofsymfony/user-bundle": "~1.3",</text:p>
      <text:p text:style-name="P56"><text:s text:c="8"/>"sonata-project/core-bundle": "dev-master",</text:p>
      <text:p text:style-name="P56"><text:s text:c="8"/>"sonata-project/admin-bundle": "dev-master",</text:p>
      <text:p text:style-name="P56"><text:s text:c="8"/>"sonata-project/doctrine-orm-admin-bundle": "dev-master",</text:p>
      <text:p text:style-name="P56"><text:s text:c="8"/>"sonata-project/easy-extends-bundle": "dev-master",</text:p>
      <text:p text:style-name="P56"><text:s text:c="8"/>"sonata-project/user-bundle": "dev-master",</text:p>
      <text:p text:style-name="P56"><text:s text:c="8"/>"sonata-project/datagrid-bundle": "dev-master"</text:p>
      <text:p text:style-name="P56"><text:s text:c="4"/>}</text:p>
      <text:p text:style-name="P51">}</text:p>
      <text:p text:style-name="P6">После этого из папки проекта выполняем команду:</text:p>
      <text:p text:style-name="Quotations"><text:span text:style-name="T29">$ </text:span>php composer.phar update</text:p>
      <text:p text:style-name="Quotations"/>
      <text:p text:style-name="P53">Активируем установленные бандлы, плюс бандлы, которые подтянулись как зависимости, обязательно надо активировать все следующие бандлы:</text:p>
      <text:p text:style-name="Preformatted_20_Text">&lt;?php</text:p>
      <text:p text:style-name="Preformatted_20_Text">// app/AppKernel.php</text:p>
      <text:p text:style-name="Preformatted_20_Text">public function registerBundles()</text:p>
      <text:p text:style-name="Preformatted_20_Text">{</text:p>
      <text:p text:style-name="Preformatted_20_Text"><text:s text:c="2"/>$bundles = array(</text:p>
      <text:p text:style-name="Preformatted_20_Text"><text:s text:c="4"/>// ...</text:p>
      <text:p text:style-name="Preformatted_20_Text"><text:s text:c="4"/>new Sonata\CoreBundle\SonataCoreBundle(),</text:p>
      <text:p text:style-name="Preformatted_20_Text"><text:s text:c="4"/>new Sonata\BlockBundle\SonataBlockBundle(),</text:p>
      <text:p text:style-name="Preformatted_20_Text"><text:s text:c="4"/>new Knp\Bundle\MenuBundle\KnpMenuBundle(),</text:p>
      <text:p text:style-name="Preformatted_20_Text"><text:s text:c="4"/>new Sonata\DoctrineORMAdminBundle\SonataDoctrineORMAdminBundle(),</text:p>
      <text:p text:style-name="Preformatted_20_Text"><text:s text:c="4"/>new Sonata\AdminBundle\SonataAdminBundle(),</text:p>
      <text:p text:style-name="Preformatted_20_Text"><text:s text:c="4"/>new Sonata\EasyExtendsBundle\SonataEasyExtendsBundle(),</text:p>
      <text:p text:style-name="Preformatted_20_Text"><text:s text:c="4"/>new FOS\UserBundle\FOSUserBundle(),</text:p>
      <text:p text:style-name="Preformatted_20_Text"><text:s text:c="4"/>new Sonata\UserBundle\SonataUserBundle('FOSUserBundle'),</text:p>
      <text:p text:style-name="Preformatted_20_Text"><text:s text:c="2"/>);</text:p>
      <text:p text:style-name="P51">}</text:p>
      <text:p text:style-name="P54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2"><text:soft-page-break/>Теперь пропишем конфиги для бандлов в <text:span text:style-name="T26">app/config/config.yml</text:span>:</text:p>
      <text:p text:style-name="Preformatted_20_Text"># app/config/config.yml</text:p>
      <text:p text:style-name="Preformatted_20_Text"># активируем поддержку многоязычности</text:p>
      <text:p text:style-name="Preformatted_20_Text">framework:</text:p>
      <text:p text:style-name="Preformatted_20_Text"><text:s text:c="2"/>translator: ~</text:p>
      <text:p text:style-name="Preformatted_20_Text">sonata_block:</text:p>
      <text:p text:style-name="Preformatted_20_Text"><text:s text:c="2"/>default_contexts: [cms]</text:p>
      <text:p text:style-name="Preformatted_20_Text"><text:s text:c="2"/>blocks:</text:p>
      <text:p text:style-name="Preformatted_20_Text"><text:s text:c="4"/># Enable the SonataAdminBundle block</text:p>
      <text:p text:style-name="Preformatted_20_Text"><text:s text:c="4"/>sonata.admin.block.admin_list:</text:p>
      <text:p text:style-name="Preformatted_20_Text"><text:s text:c="6"/>contexts: <text:s/>[admin]</text:p>
      <text:p text:style-name="Preformatted_20_Text"><text:s text:c="4"/>sonata.user.block.menu: <text:s/># used to display the menu in profile pages</text:p>
      <text:p text:style-name="Preformatted_20_Text"><text:s text:c="4"/>sonata.user.block.account: # used to display menu option (login option)</text:p>
      <text:p text:style-name="Preformatted_20_Text"><text:s text:c="4"/>sonata.block.service.text: # used to if you plan to use Sonata user routes</text:p>
      <text:p text:style-name="Preformatted_20_Text">sonata_user:</text:p>
      <text:p text:style-name="Preformatted_20_Text"><text:s text:c="2"/>#security_acl: true # Uncomment for ACL support</text:p>
      <text:p text:style-name="Preformatted_20_Text"><text:s text:c="2"/>manager_type: orm # can be orm or mongodb</text:p>
      <text:p text:style-name="Preformatted_20_Text"><text:s text:c="3"/></text:p>
      <text:p text:style-name="Preformatted_20_Text">fos_user:</text:p>
      <text:p text:style-name="Preformatted_20_Text"><text:s text:c="2"/>db_driver: <text:s/>orm # can be orm or odm</text:p>
      <text:p text:style-name="Preformatted_20_Text"><text:s text:c="2"/>firewall_name: <text:s/>main</text:p>
      <text:p text:style-name="Preformatted_20_Text"><text:s text:c="2"/>user_class: <text:s/>Sonata\UserBundle\Entity\BaseUser</text:p>
      <text:p text:style-name="Preformatted_20_Text"><text:s text:c="2"/>group:</text:p>
      <text:p text:style-name="Preformatted_20_Text"><text:s text:c="4"/>group_class: <text:s/>Sonata\UserBundle\Entity\BaseGroup</text:p>
      <text:p text:style-name="Preformatted_20_Text"><text:s text:c="4"/>group_manager: sonata.user.orm.group_manager </text:p>
      <text:p text:style-name="Preformatted_20_Text"><text:s text:c="2"/>service:</text:p>
      <text:p text:style-name="P51"><text:s text:c="4"/>user_manager: sonata.user.orm.user_manager</text:p>
      <text:p text:style-name="P51"/>
      <text:p text:style-name="P49">Далее нужно настроить Doctrine. Тут есть два варианта, если все ваши сущности будут мапиться автоматически, то прописываем следующий конфиг:</text:p>
      <text:p text:style-name="Preformatted_20_Text"># app/config/config.yml</text:p>
      <text:p text:style-name="Preformatted_20_Text"/>
      <text:p text:style-name="Preformatted_20_Text">doctrine:</text:p>
      <text:p text:style-name="Preformatted_20_Text"><text:s text:c="2"/>dbal:</text:p>
      <text:p text:style-name="Preformatted_20_Text"><text:s text:c="4"/>types:</text:p>
      <text:p text:style-name="Preformatted_20_Text"><text:s text:c="6"/>json: Sonata\Doctrine\Types\JsonType</text:p>
      <text:p text:style-name="Preformatted_20_Text"><text:s text:c="2"/>orm:</text:p>
      <text:p text:style-name="Preformatted_20_Text"><text:s text:c="4"/>auto_generate_proxy_classes: "%kernel.debug%"</text:p>
      <text:p text:style-name="Preformatted_20_Text"><text:s text:c="4"/>entity_managers:</text:p>
      <text:p text:style-name="Preformatted_20_Text"><text:s text:c="6"/>default:</text:p>
      <text:p text:style-name="P51"><text:s text:c="8"/>auto_mapping: true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0"><text:soft-page-break/>Настроим security component в файле <text:span text:style-name="T26">app/config/security.yml</text:span>:</text:p>
      <text:p text:style-name="Preformatted_20_Text">#app/config/security.yml</text:p>
      <text:p text:style-name="Preformatted_20_Text">security:</text:p>
      <text:p text:style-name="Preformatted_20_Text"><text:s text:c="2"/># Uncomment for ACL support</text:p>
      <text:p text:style-name="Preformatted_20_Text"><text:s text:c="2"/>#acl:</text:p>
      <text:p text:style-name="Preformatted_20_Text"><text:s text:c="2"/># <text:s/>connection: default</text:p>
      <text:p text:style-name="Preformatted_20_Text"><text:s text:c="3"/></text:p>
      <text:p text:style-name="Preformatted_20_Text"><text:s text:c="2"/>role_hierarchy:</text:p>
      <text:p text:style-name="Preformatted_20_Text"><text:s text:c="4"/>ROLE_ADMIN:<text:span text:style-name="T30"> </text:span><text:s/>[ROLE_USER, ROLE_SONATA_ADMIN]</text:p>
      <text:p text:style-name="Preformatted_20_Text"><text:s text:c="4"/>ROLE_SUPER_ADMIN: [ROLE_ADMIN, ROLE_ALLOWED_TO_SWITCH]</text:p>
      <text:p text:style-name="Preformatted_20_Text"><text:s text:c="4"/>SONATA:</text:p>
      <text:p text:style-name="Preformatted_20_Text"><text:s text:c="6"/>- ROLE_SONATA_PAGE_ADMIN_PAGE_EDIT <text:s/># comment it when using acl</text:p>
      <text:p text:style-name="Preformatted_20_Text"><text:s text:c="3"/></text:p>
      <text:p text:style-name="Preformatted_20_Text"><text:s text:c="2"/>providers:</text:p>
      <text:p text:style-name="Preformatted_20_Text"><text:s text:c="4"/>fos_userbundle:</text:p>
      <text:p text:style-name="Preformatted_20_Text"><text:s text:c="6"/>id: fos_user.user_provider.username</text:p>
      <text:p text:style-name="Preformatted_20_Text"><text:s text:c="2"/>encoders:</text:p>
      <text:p text:style-name="Preformatted_20_Text"><text:s text:c="4"/>FOS\UserBundle\Model\UserInterface: sha512</text:p>
      <text:p text:style-name="Preformatted_20_Text"><text:s text:c="2"/>firewalls:</text:p>
      <text:p text:style-name="Preformatted_20_Text"><text:s text:c="4"/># -&gt; custom firewall for the admin area of the URL</text:p>
      <text:p text:style-name="Preformatted_20_Text"><text:s text:c="4"/>admin:</text:p>
      <text:p text:style-name="Preformatted_20_Text"><text:s text:c="6"/>pattern: <text:s/>/admin(.*)</text:p>
      <text:p text:style-name="Preformatted_20_Text"><text:s text:c="6"/>context: <text:s/>user</text:p>
      <text:p text:style-name="Preformatted_20_Text"><text:s text:c="6"/>form_login:</text:p>
      <text:p text:style-name="Preformatted_20_Text"><text:s text:c="8"/>provider: <text:s/>fos_userbundle</text:p>
      <text:p text:style-name="Preformatted_20_Text"><text:s text:c="8"/>login_path: <text:s/>/admin/login</text:p>
      <text:p text:style-name="Preformatted_20_Text"><text:s text:c="8"/>use_forward: <text:s/>false</text:p>
      <text:p text:style-name="Preformatted_20_Text"><text:s text:c="8"/>check_path: <text:s/>/admin/login_check</text:p>
      <text:p text:style-name="Preformatted_20_Text"><text:s text:c="8"/>failure_path: <text:s/>null</text:p>
      <text:p text:style-name="Preformatted_20_Text"><text:s text:c="6"/>logout:</text:p>
      <text:p text:style-name="Preformatted_20_Text"><text:s text:c="8"/>path: <text:s/>/admin/logout</text:p>
      <text:p text:style-name="Preformatted_20_Text"><text:s text:c="6"/>anonymous: <text:s/>true</text:p>
      <text:p text:style-name="Preformatted_20_Text"><text:s text:c="4"/># -&gt; end custom configuration</text:p>
      <text:p text:style-name="Preformatted_20_Text"><text:s text:c="3"/></text:p>
      <text:p text:style-name="Preformatted_20_Text"><text:s text:c="4"/>main:</text:p>
      <text:p text:style-name="Preformatted_20_Text"><text:s text:c="6"/>pattern: ^/</text:p>
      <text:p text:style-name="Preformatted_20_Text"><text:s text:c="6"/>form_login:</text:p>
      <text:p text:style-name="Preformatted_20_Text"><text:s text:c="8"/>provider: fos_userbundle</text:p>
      <text:p text:style-name="Preformatted_20_Text"><text:s text:c="8"/>csrf_provider: form.csrf_provider</text:p>
      <text:p text:style-name="Preformatted_20_Text"><text:s text:c="6"/>logout: <text:s/>true</text:p>
      <text:p text:style-name="Preformatted_20_Text"><text:s text:c="6"/>anonymous: <text:s/>true</text:p>
      <text:p text:style-name="Preformatted_20_Text"><text:s text:c="3"/></text:p>
      <text:p text:style-name="Preformatted_20_Text"><text:s text:c="2"/>access_control:</text:p>
      <text:p text:style-name="Preformatted_20_Text"><text:s text:c="4"/># URL of FOSUserBundle which need to be available to anonymous users</text:p>
      <text:p text:style-name="Preformatted_20_Text"><text:s text:c="4"/>- { path: ^/login$, role: IS_AUTHENTICATED_ANONYMOUSLY }</text:p>
      <text:p text:style-name="Preformatted_20_Text"><text:s text:c="4"/>- { path: ^/register, role: IS_AUTHENTICATED_ANONYMOUSLY }</text:p>
      <text:p text:style-name="Preformatted_20_Text"><text:s text:c="4"/>- { path: ^/resetting, role: IS_AUTHENTICATED_ANONYMOUSLY }</text:p>
      <text:p text:style-name="Preformatted_20_Text"><text:s text:c="4"/># Admin login page needs to be access without credential</text:p>
      <text:p text:style-name="Preformatted_20_Text"><text:s text:c="4"/>- { path: ^/admin/login$, role: IS_AUTHENTICATED_ANONYMOUSLY }</text:p>
      <text:p text:style-name="Preformatted_20_Text"><text:s text:c="4"/>- { path: ^/admin/logout$, role: IS_AUTHENTICATED_ANONYMOUSLY }</text:p>
      <text:p text:style-name="Preformatted_20_Text"><text:s text:c="4"/>- { path: ^/admin/login_check$, role: IS_AUTHENTICATED_ANONYMOUSLY }</text:p>
      <text:p text:style-name="Preformatted_20_Text"><text:s text:c="4"/># Secured part of the site</text:p>
      <text:p text:style-name="Preformatted_20_Text"><text:s text:c="4"/># This config requires being logged for the whole site </text:p>
      <text:p text:style-name="Preformatted_20_Text"><text:s text:c="4"/># and having the admin role for the admin part.</text:p>
      <text:p text:style-name="Preformatted_20_Text"><text:s text:c="4"/># Change these rules to adapt them to your needs</text:p>
      <text:p text:style-name="Preformatted_20_Text"><text:s text:c="4"/>- { path: ^/admin/, role: [ROLE_ADMIN, ROLE_SONATA_ADMIN] }</text:p>
      <text:p text:style-name="P51"><text:s text:c="4"/>- { path: ^/.*, role: IS_AUTHENTICATED_ANONYMOUSLY }</text:p>
      <text:p text:style-name="P51"/>
      <text:p text:style-name="P51"/>
      <text:p text:style-name="P50"><text:soft-page-break/>Добавляем рутинги бандлов <text:span text:style-name="T26">app/config/routing.yml</text:span>:</text:p>
      <text:p text:style-name="Preformatted_20_Text">#app/config/routing.yml</text:p>
      <text:p text:style-name="Preformatted_20_Text"># FOSUserBundle's routing </text:p>
      <text:p text:style-name="Preformatted_20_Text">fos_user_security:</text:p>
      <text:p text:style-name="Preformatted_20_Text"><text:s text:c="2"/>resource: "@FOSUserBundle/Resources/config/routing/security.xml"</text:p>
      <text:p text:style-name="Preformatted_20_Text">fos_user_profile:</text:p>
      <text:p text:style-name="Preformatted_20_Text"><text:s text:c="2"/>resource: "@FOSUserBundle/Resources/config/routing/profile.xml"</text:p>
      <text:p text:style-name="Preformatted_20_Text"><text:s text:c="2"/>prefix: /profile</text:p>
      <text:p text:style-name="Preformatted_20_Text">fos_user_register:</text:p>
      <text:p text:style-name="Preformatted_20_Text"><text:s text:c="2"/>resource: "@FOSUserBundle/Resources/config/routing/registration.xml"</text:p>
      <text:p text:style-name="Preformatted_20_Text"><text:s text:c="2"/>prefix: /register</text:p>
      <text:p text:style-name="Preformatted_20_Text">fos_user_resetting:</text:p>
      <text:p text:style-name="Preformatted_20_Text"><text:s text:c="2"/>resource: "@FOSUserBundle/Resources/config/routing/resetting.xml"</text:p>
      <text:p text:style-name="Preformatted_20_Text"><text:s text:c="2"/>prefix: /resetting</text:p>
      <text:p text:style-name="Preformatted_20_Text">fos_user_change_password:</text:p>
      <text:p text:style-name="Preformatted_20_Text"><text:s text:c="2"/>resource: "@FOSUserBundle/Resources/config/routing/change_password.xml"</text:p>
      <text:p text:style-name="Preformatted_20_Text"><text:s text:c="2"/>prefix: /profile </text:p>
      <text:p text:style-name="Preformatted_20_Text"><text:s text:c="3"/></text:p>
      <text:p text:style-name="Preformatted_20_Text"># Admin's routing </text:p>
      <text:p text:style-name="Preformatted_20_Text">sonata_user:</text:p>
      <text:p text:style-name="Preformatted_20_Text"><text:s text:c="2"/>resource: '@SonataUserBundle/Resources/config/routing/admin_security.xml'</text:p>
      <text:p text:style-name="Preformatted_20_Text"><text:s text:c="2"/>prefix: /admin</text:p>
      <text:p text:style-name="Preformatted_20_Text"><text:s text:c="3"/></text:p>
      <text:p text:style-name="Preformatted_20_Text">admin:</text:p>
      <text:p text:style-name="Preformatted_20_Text"><text:s text:c="2"/>resource: '@SonataAdminBundle/Resources/config/routing/sonata_admin.xml'</text:p>
      <text:p text:style-name="Preformatted_20_Text"><text:s text:c="2"/>prefix: /admin</text:p>
      <text:p text:style-name="Preformatted_20_Text">_sonata_admin:</text:p>
      <text:p text:style-name="Preformatted_20_Text"><text:s text:c="2"/>resource: .</text:p>
      <text:p text:style-name="Preformatted_20_Text"><text:s text:c="2"/>type: sonata_admin</text:p>
      <text:p text:style-name="P51"><text:s text:c="2"/>prefix: /admin</text:p>
      <text:p text:style-name="P51"/>
      <text:p text:style-name="P52">Теперь надо создать бандл, который будет расширять функциональность юзера, выполним следующую команду:</text:p>
      <text:p text:style-name="Quotations"><text:span text:style-name="T29">$ </text:span>php app/console sonata:easy-extends:generate SonataUserBundle -d src</text:p>
      <text:p text:style-name="P6"/>
      <text:p text:style-name="P6">Далее активируем новый бандл в <text:span text:style-name="T26">app/AppKernel.php</text:span>:</text:p>
      <text:p text:style-name="P6"/>
      <text:p text:style-name="Preformatted_20_Text">// app/AppKernel.php</text:p>
      <text:p text:style-name="Preformatted_20_Text">class AppKernel {</text:p>
      <text:p text:style-name="Preformatted_20_Text"><text:s text:c="2"/>public function registerbundles()</text:p>
      <text:p text:style-name="Preformatted_20_Text"><text:s text:c="2"/>{</text:p>
      <text:p text:style-name="Preformatted_20_Text"><text:s text:c="4"/>return array(</text:p>
      <text:p text:style-name="Preformatted_20_Text"><text:s text:c="6"/>// ...</text:p>
      <text:p text:style-name="Preformatted_20_Text"><text:s text:c="6"/>new Application\Sonata\UserBundle\ApplicationSonataUserBundle(),</text:p>
      <text:p text:style-name="Preformatted_20_Text"><text:s text:c="4"/>)</text:p>
      <text:p text:style-name="Preformatted_20_Text"><text:s text:c="2"/>}</text:p>
      <text:p text:style-name="P51">}</text:p>
      <text:p text:style-name="P5"/>
      <text:p text:style-name="P5"/>
      <text:p text:style-name="P5"/>
      <text:p text:style-name="P6"/>
      <text:p text:style-name="P5"/>
      <text:p text:style-name="P5"/>
      <text:p text:style-name="P5"><text:soft-page-break/></text:p>
      <text:p text:style-name="P6">И меняем конфиг FOSUserBundle на новые классы сущностей:</text:p>
      <text:p text:style-name="P6"/>
      <text:p text:style-name="Preformatted_20_Text"># app/config/config.yml</text:p>
      <text:p text:style-name="Preformatted_20_Text">fos_user:</text:p>
      <text:p text:style-name="Preformatted_20_Text"><text:s text:c="2"/>db_driver: <text:s/>orm # can be orm or odm</text:p>
      <text:p text:style-name="Preformatted_20_Text"><text:s text:c="2"/>firewall_name: <text:s/>main</text:p>
      <text:p text:style-name="Preformatted_20_Text"><text:s text:c="2"/>user_class: <text:s/><text:span text:style-name="T31">Application\Sonata\UserBundle\Entity\User</text:span></text:p>
      <text:p text:style-name="Preformatted_20_Text"><text:s text:c="2"/>group:</text:p>
      <text:p text:style-name="Preformatted_20_Text"><text:s text:c="4"/>group_class: <text:s/><text:span text:style-name="T31">Application\Sonata\UserBundle\Entity\Group</text:span></text:p>
      <text:p text:style-name="Preformatted_20_Text"><text:s text:c="4"/>group_manager: sonata.user.orm.group_manager <text:s/></text:p>
      <text:p text:style-name="Preformatted_20_Text"><text:s text:c="2"/>service:</text:p>
      <text:p text:style-name="P51"><text:s text:c="4"/>user_manager: sonata.user.orm.user_manager </text:p>
      <text:p text:style-name="P6"/>
      <text:p text:style-name="P52">Устанавливаем ресурсы бандлов, чистим кеш и обновляем схему БД:</text:p>
      <text:p text:style-name="Quotations"><text:span text:style-name="T29">$ </text:span>php app/console assets:install web<text:line-break/><text:span text:style-name="T29">$ </text:span>php app/console cache:clear<text:line-break/><text:span text:style-name="T29">$ </text:span>php app/console doctrine:schema:update --force</text:p>
      <text:p text:style-name="P6">Всё, админка уже работает и доступна по адресу <text:a xlink:type="simple" xlink:href="http://yoursite.dev/app_dev.php/admin"><text:span text:style-name="T26">http://yoursite.dev/app_dev.php/admin</text:span></text:a></text:p>
      <text:p text:style-name="P6"/>
      <text:p text:style-name="P6">Если система голая и пользователей нет, то можно добавить админа командой:</text:p>
      <text:p text:style-name="P55"><text:span text:style-name="T29">$ </text:span>fos:user:create [--super-admin] [--inactive] username email password </text:p>
      <text:p text:style-name="P55"><text:span text:style-name="T29">или</text:span><text:line-break/><text:span text:style-name="T29">$ </text:span>php app/console fos:user:create --super-admin admin admin@yoursite.dev qwerty</text:p>
      <text:p text:style-name="P15"/>
      <text:p text:style-name="P5"/>
      <text:p text:style-name="P5"/>
      <text:p text:style-name="P5"/>
      <text:p text:style-name="P57">Поиск лечится в конфиге, добавлением sonata.admin.block.search_result в sonata_block:</text:p>
      <text:p text:style-name="P57"/>
      <text:p text:style-name="P57">sonata_block:</text:p>
      <text:p text:style-name="P57">...</text:p>
      <text:p text:style-name="P57"><text:tab/>blocks:</text:p>
      <text:p text:style-name="P57"><text:tab/><text:tab/>sonata.admin.block.search_result:</text:p>
      <text:p text:style-name="P57"><text:tab/><text:tab/><text:tab/>contexts: [admin]</text:p>
      <text:p text:style-name="P5"/>
      <text:p text:style-name="P5"/>
      <text:p text:style-name="P59">Настройка логотипа админки и тема</text:p>
      <text:p text:style-name="P59"># app/config/config.yml</text:p>
      <text:p text:style-name="P59">sonata_admin:</text:p>
      <text:p text:style-name="P59"><text:s text:c="4"/>title: <text:s text:c="5"/>Админка</text:p>
      <text:p text:style-name="P59"><text:s text:c="4"/>title_logo: bundles/acmedemo/img/fancy_acme_logo.png // куть к логотипу админ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Source_20_Text"><text:span text:style-name="T5">Создание</text:span></text:span><text:span text:style-name="Source_20_Text"><text:span text:style-name="T2"> Бандлов</text:span></text:span></text:p>
      <text:p text:style-name="P6"><text:span text:style-name="Source_20_Text"><text:span text:style-name="T7"/></text:span></text:p>
      <text:p text:style-name="P8">Создаем три бандла FrontBundle, BackBundle и CoreBundle</text:p>
      <text:p text:style-name="P8"/>
      <text:p text:style-name="P17">$ php app/console generate:bundle --namespace=Site/FrontBundle --format=yml</text:p>
      <text:p text:style-name="P17"/>
      <text:p text:style-name="P17">Затем будут вопросы:</text:p>
      <text:p text:style-name="P17">Bundle name <text:span text:style-name="Source_20_Text"><text:span text:style-name="T1">[SiteFrontBundle]: </text:span></text:span>нажать «ВВОД»</text:p>
      <text:p text:style-name="P17">Target directory <text:span text:style-name="Source_20_Text"><text:span text:style-name="T1">[/home/coffeein/symfony/src]: </text:span></text:span>нажать «ВВОД»</text:p>
      <text:p text:style-name="P17">Do you want to generate the whole directory structure <text:span text:style-name="Source_20_Text"><text:span text:style-name="T1">[no]? </text:span></text:span>ввести «y» и «ВВОД»</text:p>
      <text:p text:style-name="P17">Do you confirm generation нажать <text:span text:style-name="Source_20_Text"><text:span text:style-name="T1">[yes]? нажать </text:span></text:span>«ВВОД»</text:p>
      <text:p text:style-name="P7"><text:span text:style-name="Source_20_Text"><text:span text:style-name="T9">Confirm automatic update of your Kernel [yes]? нажать «ВВОД»</text:span></text:span></text:p>
      <text:p text:style-name="P7"><text:span text:style-name="Source_20_Text"><text:span text:style-name="T9">Confirm automatic update of the Routing [yes]? нажать «ВВОД»</text:span></text:span></text:p>
      <text:p text:style-name="P7"/>
      <text:p text:style-name="P7"><text:span text:style-name="Source_20_Text"><text:span text:style-name="T9">Аналогично создать и ответить на вопросы для остальных бандлов... </text:span></text:span></text:p>
      <text:p text:style-name="P7"/>
      <text:p text:style-name="P17"><text:span text:style-name="Source_20_Text"><text:span text:style-name="T1">$ php app/console generate:bundle --namespace=Site/BackBundle --format=yml</text:span></text:span></text:p>
      <text:p text:style-name="P17"><text:span text:style-name="Source_20_Text"><text:span text:style-name="T1">$ php app/console generate:bundle --namespace=Site/CoreBundle --format=yml</text:span></text:span></text:p>
      <text:p text:style-name="P17"/>
      <text:p text:style-name="P18"><text:span text:style-name="Source_20_Text"><text:span text:style-name="T3">Маршрутизация</text:span></text:span></text:p>
      <text:p text:style-name="P18"><text:span text:style-name="Source_20_Text"><text:span text:style-name="T3"/></text:span></text:p>
      <text:p text:style-name="P20"><text:span text:style-name="Source_20_Text"><text:span text:style-name="T11">В файле /app/config/routing.yml дописываем строку, вместо:</text:span></text:span></text:p>
      <text:p text:style-name="P20"/>
      <text:p text:style-name="P20"><text:span text:style-name="Source_20_Text"><text:span text:style-name="T11">site_front_end: </text:span></text:span></text:p>
      <text:p text:style-name="P20"><text:span text:style-name="Source_20_Text"><text:span text:style-name="T11"><text:s text:c="4"/>resource: "@SiteFrontBundle/Resources/config/routing.yml" </text:span></text:span></text:p>
      <text:p text:style-name="P20"><text:span text:style-name="Source_20_Text"><text:span text:style-name="T11"><text:s text:c="4"/>prefix: <text:s text:c="2"/>/</text:span></text:span></text:p>
      <text:p text:style-name="P20"/>
      <text:p text:style-name="P20"><text:span text:style-name="Source_20_Text"><text:span text:style-name="T11">Должно быть:</text:span></text:span></text:p>
      <text:p text:style-name="P20"/>
      <text:p text:style-name="P20"><text:span text:style-name="Source_20_Text"><text:span text:style-name="T11">site_front_end: </text:span></text:span></text:p>
      <text:p text:style-name="P20"><text:span text:style-name="Source_20_Text"><text:span text:style-name="T11"><text:s text:c="4"/>resource: "@SiteFrontBundle/Controller/" </text:span></text:span></text:p>
      <text:p text:style-name="P20"><text:span text:style-name="Source_20_Text"><text:span text:style-name="T11"><text:s text:c="4"/>type: <text:s text:c="4"/>annotation </text:span></text:span></text:p>
      <text:p text:style-name="P20"><text:span text:style-name="Source_20_Text"><text:span text:style-name="T11"><text:s text:c="4"/>prefix: <text:s text:c="2"/>/</text:span></text:span></text:p>
      <text:p text:style-name="P20"/>
      <text:p text:style-name="P21"><text:span text:style-name="Source_20_Text"><text:span text:style-name="T12">Теперь в контроллере можно обьявлять маршруты в комментариях, в таком виде:</text:span></text:span></text:p>
      <text:p text:style-name="P21"/>
      <text:p text:style-name="P24"><text:s text:c="5"/>/** </text:p>
      <text:p text:style-name="P24"><text:s text:c="5"/>* @Route("/{slug}.html", name="slug") </text:p>
      <text:p text:style-name="P24"><text:s text:c="5"/>*/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19"><text:span text:style-name="Source_20_Text"><text:span text:style-name="T4">Создание контроллера</text:span></text:span></text:p>
      <text:p text:style-name="P19"><text:span text:style-name="Source_20_Text"><text:span text:style-name="T4"/></text:span></text:p>
      <text:p text:style-name="P22"><text:span text:style-name="Source_20_Text"><text:span text:style-name="T13">Создаем контроллер в каталоге /src/Site/FrontBundle/Controller/MainController.php</text:span></text:span></text:p>
      <text:p text:style-name="P25">Создаем класс и актион:</text:p>
      <text:p text:style-name="P22"><text:span text:style-name="Source_20_Text"><text:span text:style-name="T13"/></text:span></text:p>
      <text:p text:style-name="P22"/>
      <text:p text:style-name="P25">&lt;?php </text:p>
      <text:p text:style-name="P25"/>
      <text:p text:style-name="P25">namespace Site\FrontBundle\Controller; </text:p>
      <text:p text:style-name="P25"/>
      <text:p text:style-name="P25">use Symfony\Bundle\FrameworkBundle\Controller\Controller; </text:p>
      <text:p text:style-name="P25">use Sensio\Bundle\FrameworkExtraBundle\Configuration\Route; </text:p>
      <text:p text:style-name="P25">use Sensio\Bundle\FrameworkExtraBundle\Configuration\Template; </text:p>
      <text:p text:style-name="P25"/>
      <text:p text:style-name="P25">class MainController extends Controller </text:p>
      <text:p text:style-name="P25">{ </text:p>
      <text:p text:style-name="P25"/>
      <text:p text:style-name="P25"><text:s text:c="4"/>public function indexAction($name) </text:p>
      <text:p text:style-name="P25"><text:s text:c="4"/>{ </text:p>
      <text:p text:style-name="P25"><text:s text:c="4"/><text:tab/>//$slug = $this-&gt;staticPageAction($slug); </text:p>
      <text:p text:style-name="P25"><text:s text:c="8"/>return $this-&gt;render('SiteFrontBundle:Main:index.html.twig', array('name' =&gt; $name)); </text:p>
      <text:p text:style-name="P25"><text:s text:c="4"/>} </text:p>
      <text:p text:style-name="P25"><text:s text:c="4"/></text:p>
      <text:p text:style-name="P25"><text:s text:c="5"/>/** </text:p>
      <text:p text:style-name="P25"><text:s text:c="5"/>* @Route("/{slug}.html", name="slug") </text:p>
      <text:p text:style-name="P25"><text:s text:c="5"/>*/ </text:p>
      <text:p text:style-name="P25"><text:s text:c="5"/>public function staticPageAction($slug) { </text:p>
      <text:p text:style-name="P26"><text:s text:c="8"/>$page = $this-&gt;getDoctrine()-&gt;getManager()-&gt;getRepository('<text:span text:style-name="T22">Site\CoreBundle\Entity\Main</text:span>')-&gt;findOneBy(array('slug' =&gt; $slug)); </text:p>
      <text:p text:style-name="P25"><text:s text:c="8"/></text:p>
      <text:p text:style-name="P25"><text:s text:c="8"/>if (is_null($page) || empty($page)) { </text:p>
      <text:p text:style-name="P25"><text:s text:c="12"/>throw $this-&gt;createNotFoundException('Запрашиваемая страница перемещена или удалена!'); </text:p>
      <text:p text:style-name="P25"><text:s text:c="8"/>} else { </text:p>
      <text:p text:style-name="P25"><text:s text:c="12"/>return $this-&gt;render('SiteFrontBundle:Main:staticPage.html.twig', array('page' =&gt; $page)); </text:p>
      <text:p text:style-name="P25"><text:s text:c="8"/>} </text:p>
      <text:p text:style-name="P25"><text:s text:c="4"/>} </text:p>
      <text:p text:style-name="P25">}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3"><text:soft-page-break/><text:span text:style-name="T17">Создание шаблона</text:span><text:a xlink:type="simple" xlink:href="http://symfony-gu.ru/documentation/ru/html/book/page_creation.html#id3">¶</text:a></text:p>
      <text:p text:style-name="P44"/>
      <text:p text:style-name="P40"><text:span text:style-name="T16">В </text:span><text:span text:style-name="T18">директории</text:span><text:span text:style-name="T16"> /src/Site/FrontBundle/Resources/views/ создаем общий шаблон layout.html.twig </text:span></text:p>
      <text:p text:style-name="P40"/>
      <text:p text:style-name="P40"/>
      <text:p text:style-name="P40">{% extends "TwigBundle::layout.html.twig" %} </text:p>
      <text:p text:style-name="P40"/>
      <text:p text:style-name="P40">{% block head %} </text:p>
      <text:p text:style-name="P40"><text:s text:c="4"/>&lt;link rel="icon" sizes="16x16" href="{{ asset('favicon.ico') }}" /&gt; </text:p>
      <text:p text:style-name="P40"><text:s text:c="4"/>&lt;link rel="stylesheet" href="{{ asset('bundles/acmedemo/css/demo.css') }}" /&gt; </text:p>
      <text:p text:style-name="P40">{% endblock %} </text:p>
      <text:p text:style-name="P40"/>
      <text:p text:style-name="P40">{% block title 'Demo Bundle' %} </text:p>
      <text:p text:style-name="P40"/>
      <text:p text:style-name="P40">{% block body %} </text:p>
      <text:p text:style-name="P40"><text:s text:c="4"/>{% for flashMessage in app.session.flashbag.get('notice') %} </text:p>
      <text:p text:style-name="P40"><text:s text:c="8"/>&lt;div class="flash-message"&gt; </text:p>
      <text:p text:style-name="P40"><text:s text:c="12"/>&lt;em&gt;Notice&lt;/em&gt;: {{ flashMessage }} </text:p>
      <text:p text:style-name="P40"><text:s text:c="8"/>&lt;/div&gt; </text:p>
      <text:p text:style-name="P40"><text:s text:c="4"/>{% endfor %} </text:p>
      <text:p text:style-name="P40"/>
      <text:p text:style-name="P40"><text:s text:c="4"/>{% block content_header %} </text:p>
      <text:p text:style-name="P40"><text:s text:c="8"/>&lt;ul id="menu"&gt; </text:p>
      <text:p text:style-name="P40"><text:s text:c="12"/>{% block content_header_more %} </text:p>
      <text:p text:style-name="P40"><text:s text:c="16"/>&lt;li&gt;&lt;a href="{{ path('_demo') }}"&gt;Demo Home&lt;/a&gt;&lt;/li&gt; </text:p>
      <text:p text:style-name="P40"><text:s text:c="12"/>{% endblock %} </text:p>
      <text:p text:style-name="P40"><text:s text:c="8"/>&lt;/ul&gt; </text:p>
      <text:p text:style-name="P40"/>
      <text:p text:style-name="P40"><text:s text:c="8"/>&lt;div style="clear: both"&gt;&lt;/div&gt; </text:p>
      <text:p text:style-name="P40"><text:s text:c="4"/>{% endblock %} </text:p>
      <text:p text:style-name="P40"/>
      <text:p text:style-name="P40"><text:s text:c="4"/>&lt;div class="block"&gt; </text:p>
      <text:p text:style-name="P40"><text:s text:c="8"/>{% block content %}{% endblock %} </text:p>
      <text:p text:style-name="P40"><text:s text:c="4"/>&lt;/div&gt; </text:p>
      <text:p text:style-name="P40"/>
      <text:p text:style-name="P40"><text:s text:c="4"/>{% if code is defined %} </text:p>
      <text:p text:style-name="P40"><text:s text:c="8"/>&lt;h2&gt;Code behind this page&lt;/h2&gt; </text:p>
      <text:p text:style-name="P40"><text:s text:c="8"/>&lt;div class="block"&gt; </text:p>
      <text:p text:style-name="P40"><text:s text:c="12"/>&lt;div class="symfony-content"&gt;{{ code|raw }}&lt;/div&gt; </text:p>
      <text:p text:style-name="P40"><text:s text:c="8"/>&lt;/div&gt; </text:p>
      <text:p text:style-name="P40"><text:s text:c="4"/>{% endif %} </text:p>
      <text:p text:style-name="P40">{% endblock %}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5"/>
      <text:p text:style-name="P16"><text:soft-page-break/><text:span text:style-name="T16">а в </text:span><text:span text:style-name="T18">директории</text:span><text:span text:style-name="T16"> /src/Site/FrontBundle/Resources/views/Main/</text:span></text:p>
      <text:p text:style-name="P45">создать staticPage.html.twig</text:p>
      <text:p text:style-name="P22"/>
      <text:p text:style-name="P27">{% extends 'SiteFrontBundle::layout.html.twig' %} </text:p>
      <text:p text:style-name="P27">{% block body %} </text:p>
      <text:p text:style-name="P27">&lt;h1&gt;{{ page.title }}&lt;/h1&gt;&lt;p&gt;{{ page.content | raw }}&lt;/p&gt; </text:p>
      <text:p text:style-name="P27">{% endblock %}</text:p>
      <text:p text:style-name="P27"/>
      <text:p text:style-name="P27"/>
      <text:p text:style-name="P28">Все картинки и css храним в директории /web/bundles/ и там для каждого своего бандла в своей директории... </text:p>
      <text:p text:style-name="P22"/>
      <text:p text:style-name="P22"/>
      <text:p text:style-name="P22"/>
      <text:p text:style-name="P41">Создание сущностей <text:span text:style-name="T19">и БД</text:span></text:p>
      <text:p text:style-name="P41"/>
      <text:p text:style-name="P29">Создаем БД, <text:span text:style-name="T21">если она еще не создана</text:span></text:p>
      <text:p text:style-name="P29">$ php app/console doctrine:database:create</text:p>
      <text:p text:style-name="P29"/>
      <text:p text:style-name="P29">Создаем сущность</text:p>
      <text:p text:style-name="P29">$ php app/console doctrine:generate:entity</text:p>
      <text:p text:style-name="P29"/>
      <text:p text:style-name="P29">на вопросы:</text:p>
      <text:p text:style-name="P29">The Entity shortcut name: SiteCoreBundle:Main</text:p>
      <text:p text:style-name="P29">Configuration format (yml, xml, php, or annotation) [annotation]:<text:span text:style-name="T20">yml</text:span></text:p>
      <text:p text:style-name="P31">New field name (press &lt;return&gt; to stop adding fields): slug</text:p>
      <text:p text:style-name="P31">Field type [string]: <text:span text:style-name="Source_20_Text"><text:span text:style-name="T14">нажать «ВВОД»</text:span></text:span></text:p>
      <text:p text:style-name="P31">Field length [255]: <text:span text:style-name="Source_20_Text"><text:span text:style-name="T14">нажать «ВВОД»</text:span></text:span></text:p>
      <text:p text:style-name="P31"/>
      <text:p text:style-name="P31">New field name (press &lt;return&gt; to stop adding fields): title</text:p>
      <text:p text:style-name="P31">Field type [string]: <text:span text:style-name="Source_20_Text"><text:span text:style-name="T14">нажать «ВВОД»</text:span></text:span></text:p>
      <text:p text:style-name="P31"><text:span text:style-name="Source_20_Text"><text:span text:style-name="T1">Field length [255]: </text:span></text:span><text:span text:style-name="Source_20_Text"><text:span text:style-name="T14">нажать «ВВОД»</text:span></text:span></text:p>
      <text:p text:style-name="P31"/>
      <text:p text:style-name="P31">New field name (press &lt;return&gt; to stop adding fields): content</text:p>
      <text:p text:style-name="P31">Field type [string]: <text:span text:style-name="Source_20_Text"><text:span text:style-name="T1">text</text:span></text:span></text:p>
      <text:p text:style-name="P31"><text:span text:style-name="Source_20_Text"><text:span text:style-name="T14"/></text:span></text:p>
      <text:p text:style-name="P31">Если поля больше не нужны, при вопросе:</text:p>
      <text:p text:style-name="P31">New field name (press &lt;return&gt; to stop adding fields): <text:span text:style-name="Source_20_Text"><text:span text:style-name="T14">нажать </text:span></text:span></text:p>
      <text:p text:style-name="P31"/>
      <text:p text:style-name="P31"><text:span text:style-name="Source_20_Text"><text:span text:style-name="T1">Do you want to generate an empty repository class [no]? Нажать «y» и </text:span></text:span><text:span text:style-name="Source_20_Text"><text:span text:style-name="T14">«ВВОД»</text:span></text:span></text:p>
      <text:p text:style-name="P31"><text:span text:style-name="Source_20_Text"><text:span text:style-name="T1">Do you confirm generation [yes]? </text:span></text:span><text:span text:style-name="Source_20_Text"><text:span text:style-name="T14">нажать «ВВОД»</text:span></text:span></text:p>
      <text:p text:style-name="P22"/>
      <text:p text:style-name="P33">Создаем таблицы в базе</text:p>
      <text:p text:style-name="P33">$ php app/console doctrine:schema:update --force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42">Новостная лента</text:p>
      <text:p text:style-name="P35"/>
      <text:p text:style-name="P36">Создание контроллера для новостей в директории /src/Site/FrontBundle/Controller/NewsController.php</text:p>
      <text:p text:style-name="P36"/>
      <text:p text:style-name="P36">&lt;?php </text:p>
      <text:p text:style-name="P36">namespace Site\FrontBundle\Controller; </text:p>
      <text:p text:style-name="P36"/>
      <text:p text:style-name="P36">use Symfony\Bundle\FrameworkBundle\Controller\Controller; </text:p>
      <text:p text:style-name="P36">use Sensio\Bundle\FrameworkExtraBundle\Configuration\Route; </text:p>
      <text:p text:style-name="P36">use Sensio\Bundle\FrameworkExtraBundle\Configuration\Template; </text:p>
      <text:p text:style-name="P36"/>
      <text:p text:style-name="P36">class NewsController extends Controller </text:p>
      <text:p text:style-name="P36">{ </text:p>
      <text:p text:style-name="P36"/>
      <text:p text:style-name="P36"><text:s text:c="4"/>public function indexAction($name) </text:p>
      <text:p text:style-name="P36"><text:s text:c="4"/>{ </text:p>
      <text:p text:style-name="P36"><text:s text:c="4"/><text:tab/>//$slug = $this-&gt;staticPageAction($slug); </text:p>
      <text:p text:style-name="P36"><text:s text:c="8"/>return $this-&gt;render('SiteFrontBundle:News:news.html.twig', array('name' =&gt; $name)); </text:p>
      <text:p text:style-name="P36"><text:s text:c="4"/>} </text:p>
      <text:p text:style-name="P36"><text:s text:c="4"/></text:p>
      <text:p text:style-name="P36"><text:s text:c="5"/>/** </text:p>
      <text:p text:style-name="P36"><text:s text:c="5"/>* @Route("/news", name="news") </text:p>
      <text:p text:style-name="P36"><text:s text:c="5"/>*/ </text:p>
      <text:p text:style-name="P36"><text:s text:c="4"/>public function newsAction() { </text:p>
      <text:p text:style-name="P36"><text:s text:c="8"/>$page = $this-&gt;getDoctrine()-&gt;getManager()-&gt;getRepository('Site\CoreBundle\Entity\News')-&gt;findAll(); </text:p>
      <text:p text:style-name="P36"><text:s text:c="8"/></text:p>
      <text:p text:style-name="P36"><text:s text:c="8"/>if (is_null($page) || empty($page)) { </text:p>
      <text:p text:style-name="P36"><text:s text:c="12"/>throw $this-&gt;createNotFoundException('Запрашиваемая страница перемещена или удалена!'); </text:p>
      <text:p text:style-name="P36"><text:s text:c="8"/>} else { </text:p>
      <text:p text:style-name="P36"><text:s text:c="12"/>return $this-&gt;render('SiteFrontBundle:News:news.html.twig', array('page' =&gt; $page)); </text:p>
      <text:p text:style-name="P36"><text:s text:c="8"/>} </text:p>
      <text:p text:style-name="P36"><text:s text:c="4"/>} </text:p>
      <text:p text:style-name="P36"/>
      <text:p text:style-name="P36"><text:s text:c="5"/>/** </text:p>
      <text:p text:style-name="P36"><text:s text:c="5"/>* @Route("/news/{slug}", name="onenews") </text:p>
      <text:p text:style-name="P36"><text:s text:c="5"/>*/ </text:p>
      <text:p text:style-name="P36"><text:s text:c="4"/>public function onenewsAction($slug) { </text:p>
      <text:p text:style-name="P36"><text:s text:c="8"/>$page = $this-&gt;getDoctrine()-&gt;getManager()-&gt;getRepository('Site\CoreBundle\Entity\News')-&gt;findOneBy(array('slug' =&gt; $slug)); </text:p>
      <text:p text:style-name="P36"><text:s text:c="8"/></text:p>
      <text:p text:style-name="P36"><text:s text:c="8"/>if (is_null($page) || empty($page)) { </text:p>
      <text:p text:style-name="P36"><text:s text:c="12"/>throw $this-&gt;createNotFoundException('Запрашиваемая страница перемещена или удалена!'); </text:p>
      <text:p text:style-name="P36"><text:s text:c="8"/>} else { </text:p>
      <text:p text:style-name="P36"><text:s text:c="12"/>return $this-&gt;render('SiteFrontBundle:News:onenews.html.twig', array('page' =&gt; $page)); </text:p>
      <text:p text:style-name="P36"><text:s text:c="8"/>} </text:p>
      <text:p text:style-name="P36"><text:s text:c="4"/>} </text:p>
      <text:p text:style-name="P36">}</text:p>
      <text:p text:style-name="P36"/>
      <text:p text:style-name="P36"/>
      <text:p text:style-name="P36"><text:soft-page-break/>Теперь создаем сущность и таблицу, для этого выполняем в консоли следующие команды</text:p>
      <text:p text:style-name="P36"/>
      <text:p text:style-name="P36">$ php app/console doctrine:generate:entity</text:p>
      <text:p text:style-name="P36"/>
      <text:p text:style-name="P30">на вопросы:</text:p>
      <text:p text:style-name="P30">The Entity shortcut name: SiteCoreBundle:<text:span text:style-name="T23">News</text:span></text:p>
      <text:p text:style-name="P30">Configuration format (yml, xml, php, or annotation) [annotation]:<text:span text:style-name="T20">yml</text:span></text:p>
      <text:p text:style-name="P32">New field name (press &lt;return&gt; to stop adding fields): slug</text:p>
      <text:p text:style-name="P32">Field type [string]: <text:span text:style-name="Source_20_Text"><text:span text:style-name="T14">нажать «ВВОД»</text:span></text:span></text:p>
      <text:p text:style-name="P32">Field length [255]: <text:span text:style-name="Source_20_Text"><text:span text:style-name="T14">нажать «ВВОД»</text:span></text:span></text:p>
      <text:p text:style-name="P32"/>
      <text:p text:style-name="P32">New field name (press &lt;return&gt; to stop adding fields): title</text:p>
      <text:p text:style-name="P32">Field type [string]: <text:span text:style-name="Source_20_Text"><text:span text:style-name="T14">нажать «ВВОД»</text:span></text:span></text:p>
      <text:p text:style-name="P32"><text:span text:style-name="Source_20_Text"><text:span text:style-name="T1">Field length [255]: </text:span></text:span><text:span text:style-name="Source_20_Text"><text:span text:style-name="T14">нажать «ВВОД»</text:span></text:span></text:p>
      <text:p text:style-name="P32"/>
      <text:p text:style-name="P32">New field name (press &lt;return&gt; to stop adding fields): content</text:p>
      <text:p text:style-name="P32">Field type [string]: <text:span text:style-name="Source_20_Text"><text:span text:style-name="T1">text</text:span></text:span></text:p>
      <text:p text:style-name="P32"/>
      <text:p text:style-name="P32">New field name (press &lt;return&gt; to stop adding fields): <text:span text:style-name="T23">author</text:span></text:p>
      <text:p text:style-name="P32">Field type [string]: <text:span text:style-name="Source_20_Text"><text:span text:style-name="T14">нажать «ВВОД»</text:span></text:span></text:p>
      <text:p text:style-name="P32"><text:span text:style-name="Source_20_Text"><text:span text:style-name="T1">Field length [255]: </text:span></text:span><text:span text:style-name="Source_20_Text"><text:span text:style-name="T14">нажать «ВВОД»</text:span></text:span></text:p>
      <text:p text:style-name="P32"><text:span text:style-name="Source_20_Text"><text:span text:style-name="T14"/></text:span></text:p>
      <text:p text:style-name="P32">Если поля больше не нужны, при вопросе:</text:p>
      <text:p text:style-name="P32">New field name (press &lt;return&gt; to stop adding fields): <text:span text:style-name="Source_20_Text"><text:span text:style-name="T14">нажать </text:span></text:span></text:p>
      <text:p text:style-name="P32"/>
      <text:p text:style-name="P32"><text:span text:style-name="Source_20_Text"><text:span text:style-name="T1">Do you want to generate an empty repository class [no]? Нажать «y» и </text:span></text:span><text:span text:style-name="Source_20_Text"><text:span text:style-name="T14">«ВВОД»</text:span></text:span></text:p>
      <text:p text:style-name="P32"><text:span text:style-name="Source_20_Text"><text:span text:style-name="T1">Do you confirm generation [yes]? </text:span></text:span><text:span text:style-name="Source_20_Text"><text:span text:style-name="T14">нажать «ВВОД»</text:span></text:span></text:p>
      <text:p text:style-name="P23"/>
      <text:p text:style-name="P34">Создаем таблицы в базе</text:p>
      <text:p text:style-name="P34">$ php app/console doctrine:schema:update --force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7">Создаем <text:span text:style-name="T24">views для списка новостей в папке </text:span><text:soft-page-break/><text:span text:style-name="T24">/src/Site/FrontBundle/Resources/views/News/news.html.twig</text:span></text:p>
      <text:p text:style-name="P37"/>
      <text:p text:style-name="P38">{% extends 'SiteFrontBundle::layout.html.twig' %} </text:p>
      <text:p text:style-name="P38"/>
      <text:p text:style-name="P38">{% block title %} </text:p>
      <text:p text:style-name="P38">Новости </text:p>
      <text:p text:style-name="P38">{% endblock %} </text:p>
      <text:p text:style-name="P38"/>
      <text:p text:style-name="P38">{% block body %} </text:p>
      <text:p text:style-name="P38"><text:tab/>{% if page %} </text:p>
      <text:p text:style-name="P38"><text:tab/><text:tab/>{% for onepage in page %} </text:p>
      <text:p text:style-name="P38"><text:tab/><text:tab/><text:tab/>&lt;p&gt;&lt;h3&gt;&lt;a href={{path('onenews',{'slug': onepage.slug})}}&gt;{{ onepage.title }}&lt;/a&gt;&lt;/h3&gt;&lt;/p&gt;&lt;p&gt;{# onepage.text #}&lt;/p&gt; </text:p>
      <text:p text:style-name="P38"><text:tab/><text:tab/>{% endfor %} </text:p>
      <text:p text:style-name="P38"><text:tab/><text:tab/> </text:p>
      <text:p text:style-name="P38"><text:tab/>{% endif %} </text:p>
      <text:p text:style-name="P38">{% endblock %}</text:p>
      <text:p text:style-name="P38"/>
      <text:p text:style-name="P38"/>
      <text:p text:style-name="P38"/>
      <text:p text:style-name="P38"/>
      <text:p text:style-name="P37">Создаем <text:span text:style-name="T24">views для одной новости /src/Site/FrontBundle/Resources/views/News/onenews.html.twig</text:span></text:p>
      <text:p text:style-name="P37"/>
      <text:p text:style-name="P38">{% extends 'SiteFrontBundle::layout.html.twig' %} </text:p>
      <text:p text:style-name="P38"/>
      <text:p text:style-name="P38">{% block title %} </text:p>
      <text:p text:style-name="P38">Новости </text:p>
      <text:p text:style-name="P38">{% endblock %} </text:p>
      <text:p text:style-name="P38"/>
      <text:p text:style-name="P38">{% block body %} </text:p>
      <text:p text:style-name="P38"><text:tab/>{% if page %} </text:p>
      <text:p text:style-name="P38"><text:tab/><text:tab/><text:tab/>&lt;p&gt;&lt;h3&gt;{{ page.title }}&lt;/a&gt;&lt;/h3&gt;&lt;/p&gt;&lt;p&gt;{{ page.content }}&lt;/p&gt; </text:p>
      <text:p text:style-name="P38"/>
      <text:p text:style-name="P38"><text:tab/>{% endif %} </text:p>
      <text:p text:style-name="P38">{% endblock %}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span text:style-name="T10">С</text:span><text:span text:style-name="T8">оздаем Админ класс для новостей /src/Site/BackBundle/Admin/NewsAdmin.php</text:span></text:p>
      <text:p text:style-name="P47"/>
      <text:p text:style-name="P39"><text:soft-page-break/>&lt;?php </text:p>
      <text:p text:style-name="P39">// src/Site/DemoBundle/Admin/NewsAdmin.php </text:p>
      <text:p text:style-name="P39"/>
      <text:p text:style-name="P39">namespace Site\BacBundle\Admin; </text:p>
      <text:p text:style-name="P39"/>
      <text:p text:style-name="P39">use Sonata\AdminBundle\Admin\Admin; </text:p>
      <text:p text:style-name="P39">use Sonata\AdminBundle\Datagrid\ListMapper; </text:p>
      <text:p text:style-name="P39">use Sonata\AdminBundle\Datagrid\DatagridMapper; </text:p>
      <text:p text:style-name="P39">use Sonata\AdminBundle\Form\FormMapper; </text:p>
      <text:p text:style-name="P39"/>
      <text:p text:style-name="P39">class NewsAdmin extends Admin </text:p>
      <text:p text:style-name="P39">{ </text:p>
      <text:p text:style-name="P39"><text:s text:c="4"/>// Fields to be shown on create/edit forms </text:p>
      <text:p text:style-name="P39"><text:s text:c="4"/>protected function configureFormFields(FormMapper $formMapper) </text:p>
      <text:p text:style-name="P39"><text:s text:c="4"/>{ </text:p>
      <text:p text:style-name="P39"><text:s text:c="8"/>$formMapper </text:p>
      <text:p text:style-name="P39"><text:tab/>-&gt;add('slug') </text:p>
      <text:p text:style-name="P39"><text:s text:c="12"/>-&gt;add('title', 'text', array('label' =&gt; 'News Title')) </text:p>
      <text:p text:style-name="P39"><text:s text:c="12"/>-&gt;add('content') </text:p>
      <text:p text:style-name="P39"><text:tab/>-&gt;add('category') </text:p>
      <text:p text:style-name="P39"><text:tab/>-&gt;add('tegs') </text:p>
      <text:p text:style-name="P39"><text:s text:c="12"/>-&gt;add('author')</text:p>
      <text:p text:style-name="P39"><text:tab/>-&gt;add('date') </text:p>
      <text:p text:style-name="P39"><text:s text:c="8"/>; </text:p>
      <text:p text:style-name="P39"><text:s text:c="4"/>} </text:p>
      <text:p text:style-name="P39"/>
      <text:p text:style-name="P39"><text:s text:c="4"/>// Fields to be shown on filter forms </text:p>
      <text:p text:style-name="P39"><text:s text:c="4"/>protected function configureDatagridFilters(DatagridMapper $datagridMapper) </text:p>
      <text:p text:style-name="P39"><text:s text:c="4"/>{ </text:p>
      <text:p text:style-name="P39"><text:s text:c="8"/>$datagridMapper </text:p>
      <text:p text:style-name="P39"><text:s text:c="12"/>-&gt;add('title') </text:p>
      <text:p text:style-name="P39"><text:s text:c="12"/>-&gt;add('slug') </text:p>
      <text:p text:style-name="P39"><text:s text:c="8"/>; </text:p>
      <text:p text:style-name="P39"><text:s text:c="4"/>} </text:p>
      <text:p text:style-name="P39"/>
      <text:p text:style-name="P39"><text:s text:c="4"/>// Fields to be shown on lists </text:p>
      <text:p text:style-name="P39"><text:s text:c="4"/>protected function configureListFields(ListMapper $listMapper) </text:p>
      <text:p text:style-name="P39"><text:s text:c="4"/>{ </text:p>
      <text:p text:style-name="P39"><text:s text:c="8"/>$listMapper </text:p>
      <text:p text:style-name="P39"><text:s text:c="12"/>-&gt;addIdentifier('title') </text:p>
      <text:p text:style-name="P39"><text:s text:c="12"/>-&gt;add('slug') </text:p>
      <text:p text:style-name="P39"><text:s text:c="8"/>; </text:p>
      <text:p text:style-name="P39"><text:s text:c="4"/>} </text:p>
      <text:p text:style-name="P39">}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Далее этот класс надо зарегистрировать как сервис, для этого создадим файл <text:span text:style-name="T26">src/</text:span><text:span text:style-name="T27">Site</text:span><text:span text:style-name="T26">/BlogBundle/Resources/config/admin.</text:span><text:span text:style-name="T28">y</text:span><text:span text:style-name="T26">ml</text:span>:</text:p>
      <text:p text:style-name="P47"><text:soft-page-break/></text:p>
      <text:p text:style-name="P48"># Site/BackBundle/Resources/config/admin.yml </text:p>
      <text:p text:style-name="P48">services: </text:p>
      <text:p text:style-name="P48"><text:s text:c="4"/>sonata.admin.main: </text:p>
      <text:p text:style-name="P48"><text:s text:c="8"/>class: Site\BackBundle\Admin\MainAdmin </text:p>
      <text:p text:style-name="P48"><text:s text:c="8"/>tags: </text:p>
      <text:p text:style-name="P48"><text:s text:c="12"/>- { name: sonata.admin, manager_type: orm, group: "Content", label: "Main" } </text:p>
      <text:p text:style-name="P48"><text:s text:c="8"/>arguments: </text:p>
      <text:p text:style-name="P48"><text:s text:c="12"/>- ~ </text:p>
      <text:p text:style-name="P48"><text:s text:c="12"/>- Site\CoreBundle\Entity\Main </text:p>
      <text:p text:style-name="P48"><text:s text:c="12"/>- ~ </text:p>
      <text:p text:style-name="P48"><text:s text:c="8"/>calls: </text:p>
      <text:p text:style-name="P48"><text:s text:c="12"/>- [ setTranslationDomain, [SiteBackBundle]] </text:p>
      <text:p text:style-name="P48"/>
      <text:p text:style-name="P48"><text:s text:c="4"/>sonata.admin.news: </text:p>
      <text:p text:style-name="P48"><text:s text:c="8"/>class: Site\BackBundle\Admin\NewsAdmin </text:p>
      <text:p text:style-name="P48"><text:s text:c="8"/>tags: </text:p>
      <text:p text:style-name="P48"><text:s text:c="12"/>- { name: sonata.admin, manager_type: orm, group: "News", label: "News" } </text:p>
      <text:p text:style-name="P48"><text:s text:c="8"/>arguments: </text:p>
      <text:p text:style-name="P48"><text:s text:c="12"/>- ~ </text:p>
      <text:p text:style-name="P48"><text:s text:c="12"/>- Site\CoreBundle\Entity\News </text:p>
      <text:p text:style-name="P48"><text:s text:c="12"/>- ~ </text:p>
      <text:p text:style-name="P48"><text:s text:c="8"/>calls: </text:p>
      <text:p text:style-name="P48"><text:s text:c="12"/>- [ setTranslationDomain, [SiteBackBundle]] </text:p>
      <text:p text:style-name="P48"/>
      <text:p text:style-name="P48"><text:s text:c="4"/>sonata.admin.cat: </text:p>
      <text:p text:style-name="P48"><text:s text:c="8"/>class: Site\BackBundle\Admin\Category </text:p>
      <text:p text:style-name="P48"><text:s text:c="8"/>tags: </text:p>
      <text:p text:style-name="P48"><text:s text:c="12"/>- { name: sonata.admin, manager_type: orm, group: "News", label: "Category" } </text:p>
      <text:p text:style-name="P48"><text:s text:c="8"/>arguments: </text:p>
      <text:p text:style-name="P48"><text:s text:c="12"/>- ~ </text:p>
      <text:p text:style-name="P48"><text:s text:c="12"/>- Site\CoreBundle\Entity\Category </text:p>
      <text:p text:style-name="P48"><text:s text:c="12"/>- ~ </text:p>
      <text:p text:style-name="P48"><text:s text:c="8"/>calls: </text:p>
      <text:p text:style-name="P48"><text:s text:c="12"/>- [ setTranslationDomain, [SiteBackBundle]]</text:p>
      <text:p text:style-name="P48"/>
      <text:p text:style-name="P48"/>
      <text:p text:style-name="P14">Осталось подключить этот файл в общем конфиге:</text:p>
      <text:p text:style-name="P14"/>
      <text:p text:style-name="Preformatted_20_Text"># app/config/config.yml</text:p>
      <text:p text:style-name="Preformatted_20_Text">imports:</text:p>
      <text:p text:style-name="P51"><text:s text:c="2"/>- { resource: @<text:span text:style-name="T32">SiteBack</text:span>Bundle/Resources/config/admin.<text:span text:style-name="T32">y</text:span>ml }</text:p>
      <text:p text:style-name="P48"/>
      <text:p text:style-name="P39"/>
      <text:section text:style-name="Sect1" text:name="Раздел1" text:protected="true">
        <text:section-source xlink:href="../../html/src/Site/FrontEndBundle/Controller/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андр </meta:initial-creator>
    <meta:creation-date>2014-10-24T11:40:37.669087295</meta:creation-date>
    <dc:date>2014-11-01T15:00:52.128164220</dc:date>
    <dc:creator>4 </dc:creator>
    <meta:editing-duration>PT18H26S</meta:editing-duration>
    <meta:editing-cycles>56</meta:editing-cycles>
    <meta:generator>LibreOffice/4.2.4.2$Linux_X86_64 LibreOffice_project/420m0$Build-2</meta:generator>
    <meta:document-statistic meta:table-count="0" meta:image-count="0" meta:object-count="0" meta:page-count="15" meta:paragraph-count="506" meta:word-count="1848" meta:character-count="18539" meta:non-whitespace-character-count="15373"/>
  </office:meta>
</office:document-meta>
</file>